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1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1007" table:default-cell-style-name="ce5"/>
        <table:table-row table:style-name="ro1">
          <table:table-cell/>
          <table:table-cell office:value-type="string" calcext:value-type="string">
            <text:p>generate:</text:p>
            <text:p>1. write this file as csv</text:p>
            <text:p>2. call parseSettings.py</text:p>
          </table:table-cell>
          <table:table-cell table:number-columns-repeated="1017"/>
        </table:table-row>
        <table:table-row table:style-name="ro2">
          <table:table-cell table:number-columns-repeated="1019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Metho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itle</text:p>
            <text:p><text:span text:style-name="T1">OpenCPN: CanvasOptions.cpp</text:span>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in/ enum values – for GUI</text:p>
          </table:table-cell>
          <table:table-cell office:value-type="string" calcext:value-type="string">
            <text:p>max/ enum strings – for GUI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query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DebugS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portant</text:p>
          </table:table-cell>
          <table:table-cell table:style-name="ce6" office:value-type="string" calcext:value-type="string">
            <text:p>bShowS57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S57ImportantTextOnl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Important Text Onl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Light Description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nDisplayCategory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isCat</text:p>
          </table:table-cell>
          <table:table-cell table:style-name="ce6" office:value-type="string" calcext:value-type="string">
            <text:p>Display Category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68,83,79,77</text:p>
          </table:table-cell>
          <table:table-cell table:style-name="ce6" office:value-type="string" calcext:value-type="string">
            <text:p>Base,Standard,All,User Standar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nSymbol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Graphics Styl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76,82</text:p>
          </table:table-cell>
          <table:table-cell table:style-name="ce6" office:value-type="string" calcext:value-type="string">
            <text:p>Simplified,Paper Chart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nBoundary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Boundaries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8,79</text:p>
          </table:table-cell>
          <table:table-cell table:style-name="ce6" office:value-type="string" calcext:value-type="string">
            <text:p>Plain,Symbolize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Sound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depth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Qualit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Qualit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Me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 Information Objec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Reduced Detail at Small Scale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bShowAton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Buoy/Light Label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De-Cluttered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National text on char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HALLOW_CONTOUR</text:p>
          </table:table-cell>
          <table:table-cell table:style-name="Default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hallow Depth</text:p>
          </table:table-cell>
          <table:table-cell table:style-name="ce6" office:value-type="string" calcext:value-type="string">
            <text:p>2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AFETY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afety Depth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DEEP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Deep Depth</text:p>
          </table:table-cell>
          <table:table-cell table:style-name="ce6" office:value-type="string" calcext:value-type="string">
            <text:p>5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Default" table:number-columns-repeated="2"/>
          <table:table-cell table:style-name="ce6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TWO_SHADES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OnOff</text:p>
          </table:table-cell>
          <table:table-cell table:style-name="ce6" office:value-type="string" calcext:value-type="string">
            <text:p>Color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Color,4 Color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DEPTH_UNIT_SHOW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epthUnit</text:p>
          </table:table-cell>
          <table:table-cell table:style-name="ce6" office:value-type="string" calcext:value-type="string">
            <text:p>DepthUnit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0,1,2</text:p>
          </table:table-cell>
          <table:table-cell table:style-name="ce6" office:value-type="string" calcext:value-type="string">
            <text:p>Meters,Feet,Fathoms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chart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Text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oundings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oundings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oft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AreaUnder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how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Ligh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howAnchorInfo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Anchor Info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stringlist</text:p>
          </table:table-cell>
          <table:table-cell table:style-name="ce6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DAY_BRIGHT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colorTables</text:p>
          </table:table-cell>
          <table:table-cell table:style-name="ce6" table:number-columns-repeated="2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howChartBoun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Bounds</text:p>
          </table:table-cell>
          <table:table-cell table:style-name="ce6" office:value-type="string" calcext:value-type="string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Toleranc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Tolerance</text:p>
          </table:table-cell>
          <table:table-cell table:style-name="ce6" office:value-type="string" calcext:value-type="string">
            <text:p>0.1</text:p>
          </table:table-cell>
          <table:table-cell table:style-name="ce6" office:value-type="string" calcext:value-type="string">
            <text:p>0.01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rotationTolerance</text:p>
          </table:table-cell>
          <table:table-cell table:style-name="Default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RotationTolerance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</text:p>
          </table:table-cell>
          <table:table-cell table:style-name="Default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ymbolScale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none</text:p>
          </table:table-cell>
          <table:table-cell table:style-name="ce6" office:value-type="string" calcext:value-type="string">
            <text:p>viz*</text:p>
          </table:table-cell>
          <table:table-cell table:style-name="Default"/>
          <table:table-cell table:style-name="ce6" office:value-type="string" calcext:value-type="string">
            <text:p>from s57objectclasses.csv</text:p>
          </table:table-cell>
          <table:table-cell table:style-name="ce6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detail</text:p>
          </table:table-cell>
          <table:table-cell table:style-name="Default" office:value-type="string" calcext:value-type="string">
            <text:p>vizADM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dministration area (Named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IR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irport / airfiel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SG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sing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RE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religou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A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t-up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N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nstall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SU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submar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AL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rgo transshipmen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US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s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NWI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ain/Wi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GU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guard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A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guous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nental shelf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R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rol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rrent - non - 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S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stom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M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Y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y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C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P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C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O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G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edg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Y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y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MP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um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YK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y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EXE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Exclusive Econom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AIR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air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NC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nce/w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ery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GSI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g sig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RST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rtified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R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ree 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RID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ridir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E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ciner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ST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shore traff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SH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 sho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ELV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elev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R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reg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MR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_ext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, extinguish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FL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floa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V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vess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CMA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al magnetic anomal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GP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g po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GV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gnetic var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RCU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rine farm/cul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ilitary pract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NUM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nume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R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oring/warp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NAV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Navig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BST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b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FSPLF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latfor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S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roduc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ILB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il barri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BO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ot boarding pla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SO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submarine/on la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ecautionar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oduction / st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YLON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ylon/bridge suppo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N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an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F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TPBC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transponder beac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IL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il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PI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pid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CRT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C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CT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ffic 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SC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cue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TRF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tro-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OAD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UNWA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un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NDW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and wav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EA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 area / named water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L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-plane landing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BD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b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LT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lo / t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TO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e top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G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MC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mall craft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OUND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R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pr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QU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qua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TS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raight territorial sea base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UBTL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bmarine transit l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W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wep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ritorial sea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_text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R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N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A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panel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TI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HM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NHM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TIM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DE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W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w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BN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C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Cross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R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Roundabou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Z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UNN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nn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WRT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wo-way route <text:s/>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N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survey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GAT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ge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TU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 turbulen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F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f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EDKL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eed/Kel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RECK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re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ZEMC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Zero meter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FE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flood/ebb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EWOBJ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ew Objec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ACC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ccurac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S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ilation scale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OV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vera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OP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shift parameter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PU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utical publica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PRO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roduc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QU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Qualit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R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rvey reliab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UNI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its of measurement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GG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ggreg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SS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ssoc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ST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acked on/stacked und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AREA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LI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SYM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symbo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OMP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as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TEXT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urrent, non-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otmr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oti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x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xi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p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prof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g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un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nke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m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munic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kbs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rt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fdm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fuse dum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tp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ute planning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rmn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m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n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rning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ga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gau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s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me Schedule - in 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ht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hicle transf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excns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Exceptional navigation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sdm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ship dimension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vs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vessel spe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NNO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no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F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ENN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NavAi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 table:number-rows-repeated="1048288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s </meta:initial-creator>
    <meta:creation-date>2020-05-13T18:18:54.786306536</meta:creation-date>
    <dc:date>2025-08-22T10:27:14.983760004</dc:date>
    <meta:editing-duration>P13DT13H24M51S</meta:editing-duration>
    <meta:editing-cycles>50</meta:editing-cycles>
    <meta:generator>LibreOffice/7.3.7.2$Linux_X86_64 LibreOffice_project/30$Build-2</meta:generator>
    <dc:creator>Andreas</dc:creator>
    <meta:document-statistic meta:table-count="1" meta:cell-count="1220" meta:object-count="0"/>
  </office:meta>
</office:document-meta>
</file>